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ser“s registration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#usr.id#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#usr.name#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table:style-name="ce2" office:value-type="string" calcext:value-type="string">
            <text:p>#usr.company#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Arial" style:font-family-asian="Arial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4T09:10:14.208116938</meta:creation-date>
    <dc:date>2021-09-24T09:11:49.974565859</dc:date>
    <meta:editing-duration>PT1M36S</meta:editing-duration>
    <meta:editing-cycles>1</meta:editing-cycles>
    <meta:document-statistic meta:table-count="1" meta:cell-count="7" meta:object-count="0"/>
    <meta:generator>LibreOffice/5.1.6.2$Linux_X86_64 LibreOffice_project/10m0$Build-2</meta:generator>
  </office:meta>
</office:document-meta>
</file>